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over accent="true">
              <msub>
                <mo stretchy="false">ρ</mo>
                <mtext>D</mtext>
              </msub>
              <mo stretchy="false">˙</mo>
            </mover>
            <mrow>
              <mo stretchy="false">(</mo>
              <mrow>
                <mi>t</mi>
              </mrow>
              <mo stretchy="false">)</mo>
            </mrow>
            <mrow>
              <mi/>
              <mo stretchy="false">=</mo>
              <mi/>
            </mrow>
            <mfrac>
              <mtext>i</mtext>
              <mo stretchy="false">ℏ</mo>
            </mfrac>
            <msub>
              <mrow>
                <mo stretchy="false">[</mo>
                <mrow>
                  <msub>
                    <mo stretchy="false">ρ</mo>
                    <mtext>D</mtext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  <msubsup>
                    <mi>H</mi>
                    <mrow>
                      <mn>1</mn>
                      <mtext>D</mtext>
                    </mrow>
                    <mi>t</mi>
                  </msubsup>
                  <mrow>
                    <mo stretchy="false">(</mo>
                    <mrow>
                      <mi>t</mi>
                    </mrow>
                    <mo stretchy="false">)</mo>
                  </mrow>
                </mrow>
                <mo stretchy="false">]</mo>
              </mrow>
              <mrow>
                <mrow>
                  <mi/>
                  <mo stretchy="false">−</mo>
                  <mi/>
                </mrow>
              </mrow>
            </msub>
          </mrow>
        </mtd>
      </mtr>
      <mtr>
        <mtd>
          <mrow/>
        </mtd>
      </mtr>
      <mtr>
        <mtd>
          <mrow>
            <msub>
              <mo stretchy="false">ρ</mo>
              <mtext>D</mtext>
            </msub>
            <mrow>
              <mo stretchy="false">(</mo>
              <mrow>
                <mi>t</mi>
              </mrow>
              <mo stretchy="false">)</mo>
            </mrow>
            <mrow>
              <mi/>
              <mo stretchy="false">=</mo>
              <mi/>
            </mrow>
            <mrow>
              <munder>
                <mo stretchy="false">∑</mo>
                <mi>m</mi>
              </munder>
              <msub>
                <mi>p</mi>
                <mi>m</mi>
              </msub>
            </mrow>
            <mfenced open="∣" close="〉">
              <mrow>
                <msub>
                  <mo stretchy="false">ψ</mo>
                  <mrow>
                    <mi>m</mi>
                    <mtext>D</mtext>
                  </mrow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</mfenced>
            <mfenced open="〈" close="∣">
              <mrow>
                <msub>
                  <mo stretchy="false">ψ</mo>
                  <mrow>
                    <mi>m</mi>
                    <mtext>D</mtext>
                  </mrow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</mfenced>
          </mrow>
        </mtd>
      </mtr>
    </mtable>
    <annotation encoding="StarMath 5.0">alignc dot %irho_"D" (t) `=` "i" over hbar [%irho_"D"(t) , H^t_{1"D"}(t)] _{`-`} newline newline
%irho_"D" (t) `=` sum from m p_m left lline %ipsi_{m "D"} (t) right rangle left langle %ipsi_{m "D"} (t) right rline  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5:28:29.738000000</meta:creation-date>
    <meta:generator>LibreOffice/4.1.4.2$Windows_x86 LibreOffice_project/0a0440ccc0227ad9829de5f46be37cfb6edcf72</meta:generator>
  </office:meta>
</office:document-meta>
</file>